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3379000037EBBDEF2BBD.svm" manifest:media-type=""/>
  <manifest:file-entry manifest:full-path="Pictures/200000090000247D00003A80F7B723CD.svm" manifest:media-type=""/>
  <manifest:file-entry manifest:full-path="Pictures/2000000900001BB4000012B6C033824A.svm" manifest:media-type=""/>
  <manifest:file-entry manifest:full-path="Pictures/2000000900000A710000251CBABFDE2E.svm" manifest:media-type=""/>
  <manifest:file-entry manifest:full-path="Pictures/20000009000023A9000037810DCDA77A.svm" manifest:media-type=""/>
  <manifest:file-entry manifest:full-path="Pictures/2000000900001B3000000A3C455799F7.svm" manifest:media-type=""/>
  <manifest:file-entry manifest:full-path="Pictures/2000000900001BCE00001DDF2689CB51.svm" manifest:media-type=""/>
  <manifest:file-entry manifest:full-path="Pictures/2000000900003C420000383AC947B28B.svm" manifest:media-type=""/>
  <manifest:file-entry manifest:full-path="Pictures/2000000900001C3800001F3719342758.svm" manifest:media-type=""/>
  <manifest:file-entry manifest:full-path="Pictures/2000000900002EED000030948B6F0197.svm" manifest:media-type=""/>
  <manifest:file-entry manifest:full-path="Pictures/200000090000319D00003C7750BABEA5.svm" manifest:media-type=""/>
  <manifest:file-entry manifest:full-path="Pictures/2000000900001C530000145DDB34D996.svm" manifest:media-type=""/>
  <manifest:file-entry manifest:full-path="Pictures/200000090000281B00003B89D12D06E4.svm" manifest:media-type=""/>
  <manifest:file-entry manifest:full-path="Pictures/200000090000322100003C28BB6B0834.svm" manifest:media-type=""/>
  <manifest:file-entry manifest:full-path="Pictures/2000000900001816000036FD12B7BF8F.svm" manifest:media-type=""/>
  <manifest:file-entry manifest:full-path="Pictures/20000009000031B7000037D15661484D.svm" manifest:media-type=""/>
  <manifest:file-entry manifest:full-path="Pictures/20000009000032F500002E9E510CD4F0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f2cc" officeooo:paragraph-rsid="0012f2cc"/>
    </style:style>
    <style:style style:name="P2" style:family="paragraph" style:parent-style-name="Standard">
      <style:text-properties fo:font-weight="bold" officeooo:rsid="0012f2cc" officeooo:paragraph-rsid="0012f2cc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rsid="0012f2cc" officeooo:paragraph-rsid="0012f2cc" style:font-weight-asian="bold" style:font-weight-complex="bold"/>
    </style:style>
    <style:style style:name="T1" style:family="text">
      <style:text-properties officeooo:rsid="0012f2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2" text:anchor-type="paragraph" svg:x="12.942cm" svg:y="0cm" svg:width="13.046cm" svg:height="11.934cm" draw:z-index="1"><draw:image xlink:href="Pictures/20000009000032F500002E9E510CD4F0.svm" xlink:type="simple" xlink:show="embed" xlink:actuate="onLoad"/></draw:frame><draw:frame draw:style-name="fr1" draw:name="Imagem1" text:anchor-type="paragraph" svg:x="0.111cm" svg:y="0cm" svg:width="12.832cm" svg:height="15.401cm" draw:z-index="0"><draw:image xlink:href="Pictures/200000090000322100003C28BB6B0834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m4" text:anchor-type="paragraph" svg:x="14.676cm" svg:y="0.556cm" svg:width="10.268cm" svg:height="15.242cm" draw:z-index="3"><draw:image xlink:href="Pictures/200000090000281B00003B89D12D06E4.svm" xlink:type="simple" xlink:show="embed" xlink:actuate="onLoad"/></draw:frame><draw:frame draw:style-name="fr1" draw:name="Imagem3" text:anchor-type="paragraph" svg:x="0.123cm" svg:y="0.423cm" svg:width="12.702cm" svg:height="15.478cm" draw:z-index="2"><draw:image xlink:href="Pictures/200000090000319D00003C7750BABEA5.svm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m6" text:anchor-type="paragraph" svg:x="13.682cm" svg:y="0.423cm" svg:width="12.014cm" svg:height="12.435cm" draw:z-index="5"><draw:image xlink:href="Pictures/2000000900002EED000030948B6F0197.svm" xlink:type="simple" xlink:show="embed" xlink:actuate="onLoad"/></draw:frame><draw:frame draw:style-name="fr1" draw:name="Imagem5" text:anchor-type="paragraph" svg:x="0.217cm" svg:y="0.423cm" svg:width="12.726cm" svg:height="14.289cm" draw:z-index="4"><draw:image xlink:href="Pictures/20000009000031B7000037D15661484D.svm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m7" text:anchor-type="paragraph" svg:x="0.191cm" svg:y="0.212cm" svg:width="13.667cm" svg:height="11.629cm" draw:z-index="6"><draw:image xlink:href="Pictures/2000000900003C420000383AC947B28B.svm" xlink:type="simple" xlink:show="embed" xlink:actuate="onLoad"/></draw:frame><draw:frame draw:style-name="fr1" draw:name="Imagem8" text:anchor-type="paragraph" svg:x="17.468cm" svg:y="0.169cm" svg:width="7.117cm" svg:height="7.646cm" draw:z-index="7"><draw:image xlink:href="Pictures/2000000900001BCE00001DDF2689CB51.svm" xlink:type="simple" xlink:show="embed" xlink:actuate="onLoad"/></draw:frame><text:soft-page-break/> <text:s text:c="2"/><text:span text:style-name="T1">Girl 1</text:span></text:p>
      <text:p text:style-name="Standard"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m9" text:anchor-type="paragraph" svg:x="17.494cm" svg:y="0.09cm" svg:width="7.223cm" svg:height="7.99cm" draw:z-index="8"><draw:image xlink:href="Pictures/2000000900001C3800001F3719342758.svm" xlink:type="simple" xlink:show="embed" xlink:actuate="onLoad"/></draw:frame>Girl 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ext Button</text:p>
      <text:p text:style-name="P1"><draw:frame draw:style-name="fr1" draw:name="Imagem10" text:anchor-type="paragraph" svg:x="0.056cm" svg:y="0.476cm" svg:width="6.96cm" svg:height="2.619cm" draw:z-index="9"><draw:image xlink:href="Pictures/2000000900001B3000000A3C455799F7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astle 1<text:tab/><text:tab/><text:tab/><text:tab/><text:tab/><text:tab/>Castre 2<text:tab/><text:tab/><text:tab/><text:tab/><text:tab/><text:tab/>Castle 3</text:p>
      <text:p text:style-name="P1"><draw:frame draw:style-name="fr1" draw:name="Imagem12" text:anchor-type="paragraph" svg:x="8.828cm" svg:y="0.714cm" svg:width="7.093cm" svg:height="4.791cm" draw:z-index="11"><draw:image xlink:href="Pictures/2000000900001BB4000012B6C033824A.svm" xlink:type="simple" xlink:show="embed" xlink:actuate="onLoad"/></draw:frame><draw:frame draw:style-name="fr1" draw:name="Imagem11" text:anchor-type="paragraph" svg:x="-0.035cm" svg:y="0.688cm" svg:width="7.251cm" svg:height="5.212cm" draw:z-index="10"><draw:image xlink:href="Pictures/2000000900001C530000145DDB34D996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1" draw:name="Imagem14" text:anchor-type="paragraph" svg:x="7.941cm" svg:y="0.265cm" svg:width="9.342cm" svg:height="14.975cm" draw:z-index="13"><draw:image xlink:href="Pictures/200000090000247D00003A80F7B723CD.svm" xlink:type="simple" xlink:show="embed" xlink:actuate="onLoad"/></draw:frame><draw:frame draw:style-name="fr1" draw:name="Imagem13" text:anchor-type="paragraph" svg:x="0.321cm" svg:y="0.159cm" svg:width="6.167cm" svg:height="14.078cm" draw:z-index="12"><draw:image xlink:href="Pictures/2000000900001816000036FD12B7BF8F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m15" text:anchor-type="paragraph" svg:x="0.138cm" svg:y="0.423cm" svg:width="9.128cm" svg:height="14.208cm" draw:z-index="14"><draw:image xlink:href="Pictures/20000009000023A9000037810DCDA77A.svm" xlink:type="simple" xlink:show="embed" xlink:actuate="onLoad"/></draw:frame><draw:frame draw:style-name="fr1" draw:name="Imagem16" text:anchor-type="paragraph" svg:x="12.4cm" svg:y="0.45cm" svg:width="13.176cm" svg:height="14.316cm" draw:z-index="15"><draw:image xlink:href="Pictures/2000000900003379000037EBBDEF2BBD.svm" xlink:type="simple" xlink:show="embed" xlink:actuate="onLoad"/></draw:frame><draw:frame draw:style-name="fr1" draw:name="Imagem17" text:anchor-type="paragraph" svg:x="9.557cm" svg:y="0.503cm" svg:width="2.672cm" svg:height="9.5cm" draw:z-index="16"><draw:image xlink:href="Pictures/2000000900000A710000251CBABFDE2E.svm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9T12:01:23.265000000</meta:creation-date>
    <dc:date>2014-04-29T13:55:03.424000000</dc:date>
    <meta:editing-duration>PT1H22M57S</meta:editing-duration>
    <meta:editing-cycles>4</meta:editing-cycles>
    <meta:generator>LibreOffice/4.2.3.3$Windows_x86 LibreOffice_project/882f8a0a489bc99a9e60c7905a60226254cb6ff0</meta:generator>
    <meta:document-statistic meta:table-count="0" meta:image-count="17" meta:object-count="0" meta:page-count="7" meta:paragraph-count="5" meta:word-count="12" meta:character-count="64" meta:non-whitespace-character-count="41"/>
  </office:meta>
</office:document-meta>
</file>